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5.919cm" fo:margin-left="-0.191cm" fo:margin-top="0cm" fo:margin-bottom="0cm" table:align="left"/>
    </style:style>
    <style:style style:name="Tableau1.A" style:family="table-column">
      <style:table-column-properties style:column-width="3.089cm"/>
    </style:style>
    <style:style style:name="Tableau1.B" style:family="table-column">
      <style:table-column-properties style:column-width="1.284cm"/>
    </style:style>
    <style:style style:name="Tableau1.C" style:family="table-column">
      <style:table-column-properties style:column-width="3.561cm"/>
    </style:style>
    <style:style style:name="Tableau1.D" style:family="table-column">
      <style:table-column-properties style:column-width="4.921cm"/>
    </style:style>
    <style:style style:name="Tableau1.E" style:family="table-column">
      <style:table-column-properties style:column-width="3.064cm"/>
    </style:style>
    <style:style style:name="Tableau1.1" style:family="table-row">
      <style:table-row-properties style:min-row-height="3.21cm" fo:keep-together="auto"/>
    </style:style>
    <style:style style:name="Tableau1.A1" style:family="table-cell">
      <style:table-cell-properties style:vertical-align="" fo:padding="0.176cm" fo:border="1pt solid #000001"/>
    </style:style>
    <style:style style:name="Tableau1.B1" style:family="table-cell">
      <style:table-cell-properties style:vertical-align="" fo:padding="0.176cm" fo:border-left="none" fo:border-right="1pt solid #000001" fo:border-top="1pt solid #000001" fo:border-bottom="1pt solid #000001"/>
    </style:style>
    <style:style style:name="Tableau1.2" style:family="table-row">
      <style:table-row-properties style:min-row-height="3.104cm" fo:keep-together="auto"/>
    </style:style>
    <style:style style:name="Tableau1.A2" style:family="table-cell">
      <style:table-cell-properties style:vertical-align="" fo:padding="0.176cm" fo:border-left="1pt solid #000001" fo:border-right="1pt solid #000001" fo:border-top="none" fo:border-bottom="1pt solid #000001"/>
    </style:style>
    <style:style style:name="Tableau1.B2" style:family="table-cell">
      <style:table-cell-properties style:vertical-align="" fo:padding="0.176cm" fo:border-left="none" fo:border-right="1pt solid #000001" fo:border-top="none" fo:border-bottom="1pt solid #000001"/>
    </style:style>
    <style:style style:name="Tableau1.3" style:family="table-row">
      <style:table-row-properties style:min-row-height="3.175cm" fo:keep-together="auto"/>
    </style:style>
    <style:style style:name="Tableau1.4" style:family="table-row">
      <style:table-row-properties style:min-row-height="3.704cm" fo:keep-together="auto"/>
    </style:style>
    <style:style style:name="Tableau1.5" style:family="table-row">
      <style:table-row-properties style:min-row-height="4.657cm" fo:keep-together="auto"/>
    </style:style>
    <style:style style:name="Tableau1.6" style:family="table-row">
      <style:table-row-properties style:min-row-height="1.305cm" fo:keep-together="auto"/>
    </style:style>
    <style:style style:name="Tableau2" style:family="table">
      <style:table-properties style:width="15.926cm" fo:margin-left="-0.206cm" fo:margin-top="0cm" fo:margin-bottom="0cm" table:align="left"/>
    </style:style>
    <style:style style:name="Tableau2.A" style:family="table-column">
      <style:table-column-properties style:column-width="15.926cm"/>
    </style:style>
    <style:style style:name="Tableau2.1" style:family="table-row">
      <style:table-row-properties fo:keep-together="auto"/>
    </style:style>
    <style:style style:name="Tableau2.A1" style:family="table-cell">
      <style:table-cell-properties style:vertical-align="" fo:padding="0.176cm" fo:border="1pt solid #000001"/>
    </style:style>
    <style:style style:name="Tableau2.A2" style:family="table-cell">
      <style:table-cell-properties style:vertical-align="" fo:background-color="#d9d9d9" fo:padding="0.176cm" fo:border="1pt solid #000001">
        <style:background-image/>
      </style:table-cell-properties>
    </style:style>
    <style:style style:name="Tableau3" style:family="table">
      <style:table-properties style:width="15.928cm" fo:margin-left="-0.206cm" fo:margin-top="0cm" fo:margin-bottom="0cm" table:align="left"/>
    </style:style>
    <style:style style:name="Tableau3.A" style:family="table-column">
      <style:table-column-properties style:column-width="1.852cm"/>
    </style:style>
    <style:style style:name="Tableau3.B" style:family="table-column">
      <style:table-column-properties style:column-width="4.498cm"/>
    </style:style>
    <style:style style:name="Tableau3.C" style:family="table-column">
      <style:table-column-properties style:column-width="5.398cm"/>
    </style:style>
    <style:style style:name="Tableau3.D" style:family="table-column">
      <style:table-column-properties style:column-width="4.179cm"/>
    </style:style>
    <style:style style:name="Tableau3.1" style:family="table-row">
      <style:table-row-properties fo:keep-together="auto"/>
    </style:style>
    <style:style style:name="Tableau3.A1" style:family="table-cell">
      <style:table-cell-properties style:vertical-align="" fo:padding="0.176cm" fo:border="1pt solid #000001"/>
    </style:style>
    <style:style style:name="Tableau4" style:family="table">
      <style:table-properties style:width="15.926cm" fo:margin-left="-0.206cm" fo:margin-top="0cm" fo:margin-bottom="0cm" table:align="left"/>
    </style:style>
    <style:style style:name="Tableau4.A" style:family="table-column">
      <style:table-column-properties style:column-width="15.926cm"/>
    </style:style>
    <style:style style:name="Tableau4.1" style:family="table-row">
      <style:table-row-properties fo:keep-together="auto"/>
    </style:style>
    <style:style style:name="Tableau4.A1" style:family="table-cell">
      <style:table-cell-properties style:vertical-align="" fo:padding="0.176cm" fo:border="1pt solid #000001"/>
    </style:style>
    <style:style style:name="Tableau4.A2" style:family="table-cell">
      <style:table-cell-properties style:vertical-align="" fo:background-color="#d9d9d9"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15%"/>
    </style:style>
    <style:style style:name="P3" style:family="paragraph" style:parent-style-name="Standard">
      <style:paragraph-properties fo:margin-top="0cm" fo:margin-bottom="0cm" loext:contextual-spacing="false" fo:line-height="100%" fo:orphans="0" fo:widows="0"/>
    </style:style>
    <style:style style:name="P4" style:family="paragraph" style:parent-style-name="Standard" style:master-page-name="Standard">
      <style:paragraph-properties fo:margin-top="0cm" fo:margin-bottom="0cm" loext:contextual-spacing="false" style:page-number="1"/>
    </style:style>
    <style:style style:name="P5"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6"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635cm" fo:margin-right="0cm" fo:margin-top="0cm" fo:margin-bottom="0cm" loext:contextual-spacing="false" fo:text-indent="0cm" style:auto-text-indent="false"/>
    </style:style>
    <style:style style:name="P8" style:family="paragraph" style:parent-style-name="Standard">
      <loext:graphic-properties draw:fill-color="#ffffff"/>
      <style:paragraph-properties fo:margin-left="1.27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9"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0" style:family="paragraph" style:parent-style-name="Heading_20_2">
      <style:paragraph-properties fo:margin-top="0.635cm" fo:margin-bottom="0.212cm" loext:contextual-spacing="false"/>
    </style:style>
    <style:style style:name="P11" style:family="paragraph" style:parent-style-name="Heading_20_1">
      <style:paragraph-properties fo:margin-top="0.847cm" fo:margin-bottom="0.212cm" loext:contextual-spacing="false" fo:line-height="100%" fo:keep-together="auto" fo:keep-with-next="auto"/>
    </style:style>
    <style:style style:name="P12" style:family="paragraph" style:parent-style-name="Title">
      <style:paragraph-properties fo:margin-top="0cm" fo:margin-bottom="0.106cm" loext:contextual-spacing="false"/>
    </style:style>
    <style:style style:name="T1" style:family="text">
      <style:text-properties fo:color="#0000ff" fo:font-size="14pt" fo:font-weight="bold" style:font-size-asian="14pt" style:font-weight-asian="bold" style:font-size-complex="14pt"/>
    </style:style>
    <style:style style:name="T2" style:family="text">
      <style:text-properties fo:color="#0000ff"/>
    </style:style>
    <style:style style:name="T3" style:family="text">
      <style:text-properties fo:color="#2e74b5"/>
    </style:style>
    <style:style style:name="T4" style:family="text">
      <style:text-properties fo:font-size="12pt" fo:font-weight="bold" style:font-size-asian="12pt" style:font-weight-asian="bold" style:font-size-complex="12pt"/>
    </style:style>
    <style:style style:name="T5" style:family="text">
      <style:text-properties fo:font-weight="bold" style:font-weight-asian="bold"/>
    </style:style>
    <style:style style:name="T6"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roposition de plans pour l’AA Environnement (Système) </text:span></text:p>
      <text:p text:style-name="P1"/>
      <text:p text:style-name="P1">Indiquez vos commentaires soit comme commentaires soit dans la zone grise en dessous de chacune des propositions (en commençant par votre acronyme)</text:p>
      <text:p text:style-name="P1">Merci</text:p>
      <text:p text:style-name="P1">David</text:p>
      <text:p text:style-name="P10"><text:bookmark text:name="_6ibws6magk1z"/>Proposition DNA</text:p>
      <text:p text:style-name="P1">Propositions pour le cours de Proposition 12H sur 6 séances étalées sur tout Q1</text:p>
      <text:p text:style-name="P1">60h labo = 12h sys et 48 java</text:p>
      <text:p text:style-name="P1">Par ½ groupe par semaine : SYS 2h tous les 15 jours et Java 4 h par semaine.</text:p>
      <text:p text:style-name="P1">Ce qui est proposé n’est qu’une “proposition” elle doit être affinée. </text:p>
      <text:p text:style-name="P1"><text:span text:style-name="T3"><text:s/></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5"><text:span text:style-name="T3">COURS 1</text:span></text:p>
          </table:table-cell>
          <table:table-cell table:style-name="Tableau1.B1" office:value-type="string">
            <text:p text:style-name="P5"><text:span text:style-name="T3">1H</text:span></text:p>
          </table:table-cell>
          <table:table-cell table:style-name="Tableau1.B1" office:value-type="string">
            <text:p text:style-name="P11"><text:bookmark text:name="_nm56hrlhlrif"/><text:span text:style-name="T4">Découvrir et installer Linux</text:span></text:p>
            <text:p text:style-name="P1"><text:span text:style-name="T3"><text:s/></text:span></text:p>
          </table:table-cell>
          <table:table-cell table:style-name="Tableau1.B1" office:value-type="string">
            <text:p text:style-name="P5">Installer linux (version ???) </text:p>
            <text:p text:style-name="P5">Partitionner son disque</text:p>
            <text:p text:style-name="P5">Installez Linux dans une machine virtuelle </text:p>
            <text:p text:style-name="P5">Installer un programme </text:p>
          </table:table-cell>
          <table:table-cell table:style-name="Tableau1.B1" office:value-type="string">
            <text:p text:style-name="P5"><text:s/>a<office:annotation office:name="__Annotation__878_1619274297"><dc:creator>Nicolas PETTIAUX</dc:creator><dc:date>2018-04-25T15:38:57</dc:date><text:p>je propose que nous standardisions les versions de gnuLinux à celles dérivées de debian. En pratique, Debian ou Ubuntu donc</text:p></office:annotation></text:p>
          </table:table-cell>
        </table:table-row>
        <table:table-row table:style-name="Tableau1.2">
          <table:table-cell table:style-name="Tableau1.A2" office:value-type="string">
            <text:p text:style-name="P7"><office:annotation-end office:name="__Annotation__878_1619274297"/><text:span text:style-name="T3"><text:s/></text:span></text:p>
          </table:table-cell>
          <table:table-cell table:style-name="Tableau1.B2" office:value-type="string">
            <text:p text:style-name="P1"><text:span text:style-name="T3">1H</text:span></text:p>
          </table:table-cell>
          <table:table-cell table:style-name="Tableau1.B2" office:value-type="string">
            <text:p text:style-name="P11"><text:bookmark text:name="_1pkpy2qegp5q"/><text:span text:style-name="T4">Manipuler la console et les fichiers</text:span></text:p>
            <text:p text:style-name="P11"><text:bookmark text:name="_2c6qxtgxg950"/><text:span text:style-name="T4"><text:s/></text:span></text:p>
          </table:table-cell>
          <table:table-cell table:style-name="Tableau1.B2" table:number-rows-spanned="2" office:value-type="string">
            <text:p text:style-name="P2">cd, ls, mkdir, rm, mv, dossier courant etc…</text:p>
            <text:p text:style-name="P5">chemin absolu/relatif , groupe, permission, PW, bref tout ce qui faut savoir pour bien gérer</text:p>
            <text:p text:style-name="P5"><text:s/></text:p>
          </table:table-cell>
          <table:table-cell table:style-name="Tableau1.B2" office:value-type="string">
            <text:p text:style-name="P5"><text:s/></text:p>
          </table:table-cell>
        </table:table-row>
        <table:table-row table:style-name="Tableau1.3">
          <table:table-cell table:style-name="Tableau1.A2" office:value-type="string">
            <text:p text:style-name="P5"><text:span text:style-name="T3">COURS 2</text:span></text:p>
          </table:table-cell>
          <table:table-cell table:style-name="Tableau1.B2" office:value-type="string">
            <text:p text:style-name="P5"><text:span text:style-name="T3">2H</text:span></text:p>
          </table:table-cell>
          <table:table-cell table:style-name="Tableau1.B2" office:value-type="string">
            <text:p text:style-name="P11"><text:bookmark text:name="_pe0olnxdpjvg"/><text:span text:style-name="T4">Manipuler la console et les fichiers</text:span></text:p>
            <text:p text:style-name="P11"><text:bookmark text:name="_ul8n0gj9nk5y"/><text:span text:style-name="T4"><text:s/></text:span></text:p>
          </table:table-cell>
          <table:covered-table-cell/>
          <table:table-cell table:style-name="Tableau1.B2" office:value-type="string">
            <text:p text:style-name="P5"><text:s/></text:p>
          </table:table-cell>
        </table:table-row>
        <table:table-row table:style-name="Tableau1.4">
          <table:table-cell table:style-name="Tableau1.A2" office:value-type="string">
            <text:p text:style-name="P5"><text:span text:style-name="T3">COURS 3</text:span></text:p>
          </table:table-cell>
          <table:table-cell table:style-name="Tableau1.B2" office:value-type="string">
            <text:p text:style-name="P5"><text:span text:style-name="T3">2H</text:span></text:p>
          </table:table-cell>
          <table:table-cell table:style-name="Tableau1.B2" office:value-type="string">
            <text:p text:style-name="P11"><text:bookmark text:name="_ane88g3bhhbp"/><text:span text:style-name="T4">Contrôler les processus et les flux de données</text:span></text:p>
            <text:p text:style-name="P11"><text:bookmark text:name="_d70aik5mq598"/><text:span text:style-name="T4"><text:s/></text:span></text:p>
          </table:table-cell>
          <table:table-cell table:style-name="Tableau1.B2" office:value-type="string">
            <text:p text:style-name="P2">Extraire, trier et filtrer des données</text:p>
            <text:p text:style-name="P5">Les flux de redirection</text:p>
            <text:p text:style-name="P5">Surveiller l'activité du système</text:p>
            <text:p text:style-name="P5">javac, java et package</text:p>
            <text:p text:style-name="P5"><text:s/></text:p>
          </table:table-cell>
          <table:table-cell table:style-name="Tableau1.B2" office:value-type="string">
            <text:p text:style-name="P5">Evaluation / cours 1 et 2</text:p>
          </table:table-cell>
        </table:table-row>
        <text:soft-page-break/>
        <table:table-row table:style-name="Tableau1.5">
          <table:table-cell table:style-name="Tableau1.A2" office:value-type="string">
            <text:p text:style-name="P5"><text:span text:style-name="T3">COURS 4-5</text:span></text:p>
          </table:table-cell>
          <table:table-cell table:style-name="Tableau1.B2" office:value-type="string">
            <text:p text:style-name="P5"><text:span text:style-name="T3">4H</text:span></text:p>
          </table:table-cell>
          <table:table-cell table:style-name="Tableau1.B2" office:value-type="string">
            <text:p text:style-name="P11"><text:bookmark text:name="_y1uv0g4qlhz7"/><text:span text:style-name="T4">Automatisez les tâches avec des scripts Bash</text:span></text:p>
            <text:p text:style-name="P11"><text:bookmark text:name="_rfy8kdyxbeg2"/><text:span text:style-name="T4"><text:s/></text:span></text:p>
          </table:table-cell>
          <table:table-cell table:style-name="Tableau1.B2" office:value-type="string">
            <text:p text:style-name="P2">Vi <text:s/></text:p>
            <text:p text:style-name="P5">Introduction aux scripts shell</text:p>
            <text:p text:style-name="P5">Afficher et manipuler des variables</text:p>
            <text:p text:style-name="P5">Les conditions</text:p>
            <text:p text:style-name="P5">Les boucles</text:p>
            <text:p text:style-name="P5">Les fonctions….</text:p>
            <text:p text:style-name="P5"><text:s/></text:p>
          </table:table-cell>
          <table:table-cell table:style-name="Tableau1.B2" office:value-type="string">
            <text:p text:style-name="P5"><text:s/></text:p>
          </table:table-cell>
        </table:table-row>
        <table:table-row table:style-name="Tableau1.6">
          <table:table-cell table:style-name="Tableau1.A2" office:value-type="string">
            <text:p text:style-name="P5"><text:span text:style-name="T3">COURS 6</text:span></text:p>
          </table:table-cell>
          <table:table-cell table:style-name="Tableau1.B2" office:value-type="string">
            <text:p text:style-name="P5"><text:span text:style-name="T3">2H</text:span></text:p>
          </table:table-cell>
          <table:table-cell table:style-name="Tableau1.B2" office:value-type="string">
            <text:p text:style-name="P11"><text:bookmark text:name="_mpttuvb45c1b"/><text:span text:style-name="T4"><text:s/></text:span></text:p>
          </table:table-cell>
          <table:table-cell table:style-name="Tableau1.B2" office:value-type="string">
            <text:p text:style-name="P1"><text:s/></text:p>
          </table:table-cell>
          <table:table-cell table:style-name="Tableau1.B2" office:value-type="string">
            <text:p text:style-name="P5">Evaluation générale</text:p>
          </table:table-cell>
        </table:table-row>
      </table:table>
      <text:p text:style-name="P1"><text:s/></text:p>
      <text:p text:style-name="P1"/>
      <table:table table:name="Tableau2" table:style-name="Tableau2">
        <table:table-column table:style-name="Tableau2.A"/>
        <table:table-row table:style-name="Tableau2.1">
          <table:table-cell table:style-name="Tableau2.A1" office:value-type="string">
            <text:p text:style-name="P6">Commentaires / proposition DNA</text:p>
          </table:table-cell>
        </table:table-row>
        <table:table-row table:style-name="Tableau2.1">
          <table:table-cell table:style-name="Tableau2.A2" office:value-type="string">
            <text:p text:style-name="P6">SRV: <office:annotation office:name="__Annotation__1012_1619274297"><dc:creator>Nicolas PETTIAUX</dc:creator><dc:date>2018-04-25T15:41:49</dc:date><text:p>je pense aussi que c'est trop de matière. J'apprécierais beaucoup que l'apprentissage de la ligne de commande soit motivé par le besoin de faire qq chose. Par exemple le fait de renommer des fichiers, ou changer les autorisations d'accès de tous les fichiers qui contiennent BLA dans leur nom ... ? (plus la question est réaliste, mieux c'est évidemment)</text:p></office:annotation>Ce planning me semble serré. <office:annotation-end office:name="__Annotation__1012_1619274297"/>Si je compare au planning actuel, il y a moins de temps prévu (et plus de matière: les scripts), de plus les étudiants ne pratiquent pas la ligne de commande lors des séances dédiées à la programmation. </text:p>
            <text:p text:style-name="P6">C’est aujourd’hui une force de nos étudiants que d’être à l’aise avec la ligne de commande, je trouve que ce serait dommage que ce ne soit plus le cas à <text:s/>l’avenir.</text:p>
            <text:p text:style-name="P6"/>
            <text:p text:style-name="P6">DNA : Ton argument (SRV) est un peu bateau, croire que grâce à dev1 ils mannipulle la ligne de commande comme des pro, voudrait dire que DEV 1 et DEV 2 <text:span text:style-name="T5">doivent</text:span> revenir à la ligne de commande. C’est les labo Système en bloc 2/3 qui feront le travaille, ICI c’est un cours d’introduction qui donne à l’étudiant une autre vision de “l’informatique” tout en essayant de les intéresser à du non graphique </text:p>
            <text:p text:style-name="P6"/>
            <text:p text:style-name="P6">NRI : les étudiants semblent déjà oublier des choses d’une semaine à l’autre, alors je trouve que 2 semaines c’est trop lent. Faire 2h/semaine permet de garder un rythme tant pour eux que pour nous, et évite de faire une bizarrerie dans l’horaire. Perdre un cours signifie aussi la perte de 2h/12h (versus 2h/24h si 2h/semaine), d’où proportionnellement moins grave.</text:p>
            <text:p text:style-name="P6">NRI: Sur le contenu, je crois que installer un linux prend du temps, et ça me semble intéressant à faire mais </text:p>
            <text:p text:style-name="P8">(i) n’est-ce pas fait ailleurs (intro…) ? </text:p>
            <text:p text:style-name="P8">(ii) pratiquement : ils l’installaraient sur leur portable ? quid des backup? ou alors sur une machine virtuelle sur les machines de l’école ?</text:p>
          </table:table-cell>
        </table:table-row>
      </table:table>
      <text:p text:style-name="P10"><text:bookmark text:name="_b78r8nbqujf8"/>Proposition SRV</text:p>
      <text:p text:style-name="P1"><text:span text:style-name="T5">12 séances de 2h</text:span>, 2h par semaine BIM1 et BIM2, par demi-groupe. </text:p>
      <text:p text:style-name="P1"/>
      <text:p text:style-name="P3">C’est aujourd’hui une force de nos étudiants que d’être à l’aise avec la ligne de commande, Je trouve important qu’il en soit toujours ainsi à l’avenir.</text:p>
      <text:p text:style-name="P3"/>
      <text:p text:style-name="P1">Etant donné que les étudiants ne pratiqueront plus la ligne de commande pour la programmation il faut, je pense, qu’il y ait un nombre d’heures pas trop restreint pour compenser ce manque de pratique.</text:p>
      <text:p text:style-name="P1"/>
      <text:p text:style-name="P1"><text:soft-page-break/>Le planning de cette proposition comporte 10 séances. Il tient compte du fait que le 27 septembre sera congé et donc qu’une séance pour certains demi-groupes va sauter en BIM1.</text:p>
      <text:p text:style-name="P1"/>
      <text:p text:style-name="P1">Le contenu est bien sûr à discuter (installation de linux, zip, rar, ftp, cron, etc ?), il me semble qu’il y a matière à faire 10 séances + des évaluations.</text:p>
      <text:p text:style-name="P1"/>
      <text:p text:style-name="P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Séance</text:p>
          </table:table-cell>
          <table:table-cell table:style-name="Tableau3.A1" office:value-type="string">
            <text:p text:style-name="P6">Titre</text:p>
          </table:table-cell>
          <table:table-cell table:style-name="Tableau3.A1" office:value-type="string">
            <text:p text:style-name="P6">Contenu</text:p>
          </table:table-cell>
          <table:table-cell table:style-name="Tableau3.A1" office:value-type="string">
            <text:p text:style-name="P6">Remarques</text:p>
          </table:table-cell>
        </table:table-row>
        <table:table-row table:style-name="Tableau3.1">
          <table:table-cell table:style-name="Tableau3.A1" office:value-type="string">
            <text:p text:style-name="P6">1</text:p>
          </table:table-cell>
          <table:table-cell table:style-name="Tableau3.A1" office:value-type="string">
            <text:p text:style-name="P6">Introduction</text:p>
          </table:table-cell>
          <table:table-cell table:style-name="Tableau3.A1" office:value-type="string">
            <text:p text:style-name="P6">Contenu: connexion à Linux, ls, cd, mkdir, etc</text:p>
          </table:table-cell>
          <table:table-cell table:style-name="Tableau3.A1" office:value-type="string">
            <text:p text:style-name="P6">+- Actuel TD1</text:p>
          </table:table-cell>
        </table:table-row>
        <table:table-row table:style-name="Tableau3.1">
          <table:table-cell table:style-name="Tableau3.A1" office:value-type="string">
            <text:p text:style-name="P6">2</text:p>
          </table:table-cell>
          <table:table-cell table:style-name="Tableau3.A1" office:value-type="string">
            <text:p text:style-name="P6">Chemins et permissions</text:p>
          </table:table-cell>
          <table:table-cell table:style-name="Tableau3.A1" office:value-type="string">
            <text:p text:style-name="P6">Contenu: chemins relatifs, absolus, permissions</text:p>
          </table:table-cell>
          <table:table-cell table:style-name="Tableau3.A1" office:value-type="string">
            <text:p text:style-name="P6">+- Actuel TD2</text:p>
          </table:table-cell>
        </table:table-row>
        <table:table-row table:style-name="Tableau3.1">
          <table:table-cell table:style-name="Tableau3.A1" office:value-type="string">
            <text:p text:style-name="P6">3</text:p>
          </table:table-cell>
          <table:table-cell table:style-name="Tableau3.A1" office:value-type="string">
            <text:p text:style-name="P6">Édition de fichier et premiers programmes</text:p>
          </table:table-cell>
          <table:table-cell table:style-name="Tableau3.A1" office:value-type="string">
            <text:p text:style-name="P6">Contenu: <office:annotation office:name="__Annotation__1054_1619274297"><dc:creator>Sébastien DROBISZ</dc:creator><dc:date>2018-04-26T09:45:20</dc:date><text:p>je mettrais nano dans les toutes premières commandes. Même si c'est juste pour écrire "blabla" dans le fichier.</text:p></office:annotation>nano<office:annotation-end office:name="__Annotation__1054_1619274297"/> (et/ou vim), javac, java. Mise en pratique: détection des erreurs en java</text:p>
          </table:table-cell>
          <table:table-cell table:style-name="Tableau3.A1" office:value-type="string">
            <text:p text:style-name="P6">+- Actuel TD3</text:p>
            <text:p text:style-name="P6">On pratique le tout en corrigeant de petits programmes java (voir TD3)</text:p>
          </table:table-cell>
        </table:table-row>
        <table:table-row table:style-name="Tableau3.1">
          <table:table-cell table:style-name="Tableau3.A1" office:value-type="string">
            <text:p text:style-name="P6">4</text:p>
          </table:table-cell>
          <table:table-cell table:style-name="Tableau3.A1" office:value-type="string">
            <text:p text:style-name="P6">Gestionnaire de versions: git</text:p>
          </table:table-cell>
          <table:table-cell table:style-name="Tableau3.A1" office:value-type="string">
            <text:p text:style-name="P6">Gestion de versions avec git</text:p>
            <text:p text:style-name="P6">Mise en pratique: </text:p>
            <text:p text:style-name="P6">git entre windows (git bash et Netbeans) et linux 1</text:p>
            <text:p text:style-name="P6"/>
          </table:table-cell>
          <table:table-cell table:style-name="Tableau3.A1" office:value-type="string">
            <text:p text:style-name="P6">Les TDs précédents rendent possible l’apprentissage de git.</text:p>
            <text:p text:style-name="P6">Ce TD permet de pratiquer et approfondir les TDs précédents.</text:p>
            <text:p text:style-name="P6">Il y a un élément très motivant à l’utilisation de vrais outils professionnels et utilisés universellement.</text:p>
          </table:table-cell>
        </table:table-row>
        <table:table-row table:style-name="Tableau3.1">
          <table:table-cell table:style-name="Tableau3.A1" office:value-type="string">
            <text:p text:style-name="P6">5</text:p>
          </table:table-cell>
          <table:table-cell table:style-name="Tableau3.A1" office:value-type="string">
            <text:p text:style-name="P6"/>
          </table:table-cell>
          <table:table-cell table:style-name="Tableau3.A1" office:value-type="string">
            <text:p text:style-name="P6">grep, wc, find, variable d’env, fichiers de configuration (bashrc, nanorc)</text:p>
            <text:p text:style-name="P6">Exercices: à définir. </text:p>
          </table:table-cell>
          <table:table-cell table:style-name="Tableau3.A1" office:value-type="string">
            <text:p text:style-name="P3">Partie Linux des TD4 et 5 actuels</text:p>
            <text:p text:style-name="P6"/>
          </table:table-cell>
        </table:table-row>
        <table:table-row table:style-name="Tableau3.1">
          <table:table-cell table:style-name="Tableau3.A1" office:value-type="string">
            <text:p text:style-name="P6">6</text:p>
          </table:table-cell>
          <table:table-cell table:style-name="Tableau3.A1" office:value-type="string">
            <text:p text:style-name="P6">javac et package, </text:p>
          </table:table-cell>
          <table:table-cell table:style-name="Tableau3.A1" office:value-type="string">
            <text:p text:style-name="P6">java, javac, option -d et -cp, classpath, utilisation de librairie (.jar)</text:p>
          </table:table-cell>
          <table:table-cell table:style-name="Tableau3.A1" office:value-type="string">
            <text:p text:style-name="P6">Mise en pratique des variables d’environnement (Actuel TD6)</text:p>
            <text:p text:style-name="P6">Ces TDs sur java/javac permettront de donner des exercices qui font sens dans les TDs suivants.</text:p>
          </table:table-cell>
        </table:table-row>
        <table:table-row table:style-name="Tableau3.1">
          <table:table-cell table:style-name="Tableau3.A1" office:value-type="string">
            <text:p text:style-name="P6">7</text:p>
          </table:table-cell>
          <table:table-cell table:style-name="Tableau3.A1" office:value-type="string">
            <text:p text:style-name="P6">ssh</text:p>
          </table:table-cell>
          <table:table-cell table:style-name="Tableau3.A1" office:value-type="string">
            <text:p text:style-name="P6">ssh, clef privée, clef publique, scp, etc</text:p>
            <text:p text:style-name="P6">Mise en pratique avec git</text:p>
          </table:table-cell>
          <table:table-cell table:style-name="Tableau3.A1" office:value-type="string">
            <text:p text:style-name="P6">Incontournable aujourd’hui </text:p>
          </table:table-cell>
        </table:table-row>
        <text:soft-page-break/>
        <table:table-row table:style-name="Tableau3.1">
          <table:table-cell table:style-name="Tableau3.A1" office:value-type="string">
            <text:p text:style-name="P6">8</text:p>
          </table:table-cell>
          <table:table-cell table:style-name="Tableau3.A1" office:value-type="string">
            <text:p text:style-name="P6">Filters, redirections et pipes</text:p>
          </table:table-cell>
          <table:table-cell table:style-name="Tableau3.A1" office:value-type="string">
            <text:p text:style-name="P6">Contenu: filtres, redirections et pipes</text:p>
          </table:table-cell>
          <table:table-cell table:style-name="Tableau3.A1" office:value-type="string">
            <text:p text:style-name="P6">Partie Linux des TD 10 + TD 13 actuels</text:p>
          </table:table-cell>
        </table:table-row>
        <table:table-row table:style-name="Tableau3.1">
          <table:table-cell table:style-name="Tableau3.A1" office:value-type="string">
            <text:p text:style-name="P6">9</text:p>
          </table:table-cell>
          <table:table-cell table:style-name="Tableau3.A1" office:value-type="string">
            <text:p text:style-name="P6">Scripts</text:p>
          </table:table-cell>
          <table:table-cell table:style-name="Tableau3.A1" office:value-type="string">
            <text:p text:style-name="P6">scripts bash</text:p>
          </table:table-cell>
          <table:table-cell table:style-name="Tableau3.A1" office:value-type="string">
            <text:p text:style-name="P6">Automatisation de tâches, par exemple: <text:s/>git clone -&gt; javac -&gt; javadoc -&gt; junit</text:p>
          </table:table-cell>
        </table:table-row>
        <table:table-row table:style-name="Tableau3.1">
          <table:table-cell table:style-name="Tableau3.A1" office:value-type="string">
            <text:p text:style-name="P6">10</text:p>
          </table:table-cell>
          <table:table-cell table:style-name="Tableau3.A1" office:value-type="string">
            <text:p text:style-name="P6">Scripts</text:p>
          </table:table-cell>
          <table:table-cell table:style-name="Tableau3.A1" office:value-type="string">
            <text:p text:style-name="P6">scripts bash</text:p>
          </table:table-cell>
          <table:table-cell table:style-name="Tableau3.A1" office:value-type="string">
            <text:p text:style-name="P6"/>
          </table:table-cell>
        </table:table-row>
        <table:table-row table:style-name="Tableau3.1">
          <table:table-cell table:style-name="Tableau3.A1" office:value-type="string">
            <text:p text:style-name="P6">11</text:p>
          </table:table-cell>
          <table:table-cell table:style-name="Tableau3.A1" office:value-type="string">
            <text:p text:style-name="P6"><office:annotation office:name="__Annotation__1100_1619274297"><dc:creator>Frédéric SERVAIS</dc:creator><dc:date>2018-04-26T10:16:12</dc:date><text:p>Actuellement les évaluations de la partie linux se font sous forme d'interros d'environ 10 minutes. Je ne l'ai pas indiqué mais j'imaginais qu'on continuerait ainsi. Dans tous les cas il faudra penser l'évaluation.</text:p></office:annotation><office:annotation office:name="__Annotation__1098_1619274297"><dc:creator>Marco CODUTTI</dc:creator><dc:date>2018-04-26T10:14:15</dc:date><text:p>Je trouve bizarre de vouloir une évaluation continue et de placer une seule évaluation à la fin (c'est un peu comme une examen en pré-session)</text:p></office:annotation>Evaluation finale<office:annotation-end office:name="__Annotation__1098_1619274297"/><office:annotation-end office:name="__Annotation__1100_1619274297"/></text:p>
          </table:table-cell>
          <table:table-cell table:style-name="Tableau3.A1" office:value-type="string">
            <text:p text:style-name="P6"/>
          </table:table-cell>
          <table:table-cell table:style-name="Tableau3.A1" office:value-type="string">
            <text:p text:style-name="P6"/>
          </table:table-cell>
        </table:table-row>
      </table:table>
      <text:p text:style-name="P1"/>
      <text:p text:style-name="P1"/>
      <text:p text:style-name="P1"/>
      <table:table table:name="Tableau4" table:style-name="Tableau4">
        <table:table-column table:style-name="Tableau4.A"/>
        <table:table-row table:style-name="Tableau4.1">
          <table:table-cell table:style-name="Tableau4.A1" office:value-type="string">
            <text:p text:style-name="P3">Commentaires / proposition SRV</text:p>
          </table:table-cell>
        </table:table-row>
        <table:table-row table:style-name="Tableau4.1">
          <table:table-cell table:style-name="Tableau4.A2" office:value-type="string">
            <text:p text:style-name="P3">DNA : je trouve que 12 séances c’est trop =&gt; réduit le temps imparti pour JAVA. Dans mon idée, c’était un cours d’introduction, pas un cours, où on doit tout voir en peu de temps. Si mon planning te (SRV) semble serré, le tien réduit java et bourre un max de matière comme si on voulait faire tout au 1er Q. Je préfère garder ce qu’on a aujourd’hui avec ses défauts que de voir surgire des cours mastodontes. <text:s/></text:p>
            <text:p text:style-name="P3">SRV : le planning pour les labos Java est en cours d’élaboration et ne saurait tarder, il sera proposé à dev1 après concertation avec le groupe de travail. Au vu des éléments préliminaires (et puisque tu en parles ici) il n’est pas sûr que plus de 36h soit nécessaire.</text:p>
            <text:p text:style-name="P3">NRI : j’ai du mal à m’imaginer le temps que prennent chacune des séances mais j’aimerais bien,je crois comme NPX, qu’on puisse raccrocher/motiver chaque séance par le but commun : le développement java. Dans ce contexte je reste dubitatif par rapport à <office:annotation office:name="__Annotation__1204_1619274297"><dc:creator>Frédéric SERVAIS</dc:creator><dc:date>2018-04-26T09:53:38</dc:date><text:p>"The ssh command is used from logging into the remote machine, transferring files between the two machines, and for executing commands on the remote machine." c'est un concept que tu rencontre rapidement lorsque tu travailles avec le terminal. Pour le développement Java il est utile en collaboration avec git (en lieu et place de https). Je pense que voir ssh en début de formation est pertinent car ce n'est pas compliqué et c'est très courant.</text:p></office:annotation>ssh<office:annotation-end office:name="__Annotation__1204_1619274297"/>. Et puis ssh mérite qu’on passe du temps sur les concepts de sécurité etc. Je suppose que c’est fait ailleurs ?</text:p>
            <text:p text:style-name="P3">SDR: J’aime beaucoup ce planning, car même s’il semble compter beaucoup d’heures, cela n’enlèvera rien à java. Je pense en effet que java débarrassé de la redondance actuelle du LDA, avancera beaucoup plus rapidement. De plus, il apporte beaucoup d’explication sur certaines choses qui semblent obscures actuellement pour les étudiants.</text:p>
          </table:table-cell>
        </table:table-row>
      </table:table>
      <text:p text:style-name="P1"/>
      <text:p text:style-name="P1">Commentaire :</text:p>
      <text:p text:style-name="P1">npx : je préfère comme base de départ pour « système et console » la proposition de SRV où git apparaît naturellement et permet d’être utilisée dans les scripts et pour la gestion de la machine locale aussI</text:p>
      <text:p text:style-name="P1"/>
      <text:p text:style-name="P1"/>
      <text:p text:style-name="P12"><text:bookmark text:name="_clgih5jlfu2n"/><text:span text:style-name="T2">Je vote pour (indiquer votre acronyme)</text:span></text:p>
      <text:p text:style-name="P1">=&gt; Il faut voter ailleurs (document “<text:a xlink:type="simple" xlink:href="https://docs.google.com/document/d/1hK1qYGgD3gTz9o-THBKm9yEtfD6I_2N8uKsuOVbzqD0/edit#heading=h.kgrseidtevdc" text:style-name="ListLabel_20_1" text:visited-style-name="ListLabel_20_1"><text:span text:style-name="T6">Organisation #5</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4" meta:paragraph-count="135" meta:word-count="1150" meta:character-count="6702" meta:non-whitespace-character-count="5634"/>
    <meta:generator>LibreOffice/6.0.3.2$Linux_X86_64 LibreOffice_project/00m0$Build-2</meta:generator>
  </office:meta>
</office:document-meta>
</file>